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B000001E83FBA1786528AE9A0.png" manifest:media-type="image/png"/>
  <manifest:file-entry manifest:full-path="Pictures/10000001000003A8000001C55423082321AAD0AB.png" manifest:media-type="image/png"/>
  <manifest:file-entry manifest:full-path="Pictures/100000010000050B000001E5425CA2BFFC4E0270.png" manifest:media-type="image/png"/>
  <manifest:file-entry manifest:full-path="Pictures/10000001000003A8000001C5204C1E8311DCA805.png" manifest:media-type="image/png"/>
  <manifest:file-entry manifest:full-path="Pictures/100000010000043C000000DCBDD89901283A7C66.png" manifest:media-type="image/png"/>
  <manifest:file-entry manifest:full-path="Pictures/1000000100000356000001B6BA3EFEBC63DF93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26.718cm" svg:height="13.703cm" svg:x="1.222cm" svg:y="1.27cm">
          <draw:image xlink:href="Pictures/1000000100000356000001B6BA3EFEBC63DF93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5.681cm" svg:x="0.063cm" svg:y="5.068cm">
          <draw:image xlink:href="Pictures/100000010000043C000000DCBDD89901283A7C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4.764cm" svg:height="11.985cm" svg:x="0.775cm" svg:y="0.646cm">
          <draw:image xlink:href="Pictures/10000001000003A8000001C5204C1E8311DCA8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4.764cm" svg:height="11.985cm" svg:x="0.775cm" svg:y="0.646cm">
          <draw:image xlink:href="Pictures/10000001000003A8000001C55423082321AAD0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0.517cm" svg:x="0.001cm" svg:y="3.81cm">
          <draw:image xlink:href="Pictures/100000010000050B000001E5425CA2BFFC4E02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0.203cm" svg:x="-0.201cm" svg:y="2.54cm">
          <draw:image xlink:href="Pictures/100000010000053B000001E83FBA1786528AE9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5T21:57:53.788957776</meta:creation-date>
    <meta:editing-duration>P5DT2M53S</meta:editing-duration>
    <meta:editing-cycles>5</meta:editing-cycles>
    <meta:generator>LibreOffice/7.3.7.2$Linux_X86_64 LibreOffice_project/30$Build-2</meta:generator>
    <dc:date>2024-08-20T22:00:45.372666812</dc:date>
    <meta:document-statistic meta:object-count="51"/>
  </office:meta>
</office:document-meta>
</file>